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999cm" svg:height="8.999cm" svg:x="2.527cm" svg:y="2.0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5.999cm" svg:height="8.999cm" svg:x="2.273cm" svg:y="11.94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2" draw:style-name="dp1" draw:master-page-name="Default">
        <draw:frame draw:style-name="gr1" draw:layer="layout" svg:width="15.999cm" svg:height="8.999cm" svg:x="1.762cm" svg:y="1.7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5.999cm" svg:height="8.999cm" svg:x="2.27cm" svg:y="11.7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7.493cm" svg:height="1.647cm" svg:x="5.953cm" svg:y="23.479cm">
          <draw:text-box>
            <text:p>top1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tein Group</meta:initial-creator>
    <meta:creation-date>2016-03-09T22:16:27</meta:creation-date>
    <dc:date>2016-03-09T22:19:36</dc:date>
    <dc:creator>Protein Group</dc:creator>
    <meta:editing-duration>P0D</meta:editing-duration>
    <meta:editing-cycles>1</meta:editing-cycles>
    <meta:document-statistic meta:object-count="5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top" svg:x="5.753cm" svg:y="0.68cm" style:legend-expansion="wide" chart:style-name="ch2"/>
        <chart:plot-area chart:style-name="ch3" chart:data-source-has-labels="both" svg:x="0.77cm" svg:y="1.638cm" svg:width="14.59cm" svg:height="6.762cm">
          <chartooo:coordinate-region svg:x="1.391cm" svg:y="1.837cm" svg:width="13.969cm" svg:height="4.035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Ftdock SIPPER</text:p>
                <text:list>
                  <text:list-item>
                    <text:p>Ftdock</text:p>
                  </text:list-item>
                  <text:list-item>
                    <text:p>SIPPER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.8181818182">
                <text:p>1.8181818182</text:p>
              </table:table-cell>
              <table:table-cell office:value-type="float" office:value="12.7272727273">
                <text:p>12.7272727273</text:p>
              </table:table-cell>
            </table:table-row>
            <table:table-row>
              <table:table-cell office:value-type="string">
                <text:p>Ftdock AP_T1</text:p>
                <text:list>
                  <text:list-item>
                    <text:p>Ftdock</text:p>
                  </text:list-item>
                  <text:list-item>
                    <text:p>AP_T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Ftdock CP_MJ3h</text:p>
                <text:list>
                  <text:list-item>
                    <text:p>Ftdock</text:p>
                  </text:list-item>
                  <text:list-item>
                    <text:p>CP_MJ3h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Ftdock CP_TB</text:p>
                <text:list>
                  <text:list-item>
                    <text:p>Ftdock</text:p>
                  </text:list-item>
                  <text:list-item>
                    <text:p>CP_TB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Ftdock CP_RMFCA</text:p>
                <text:list>
                  <text:list-item>
                    <text:p>Ftdock</text:p>
                  </text:list-item>
                  <text:list-item>
                    <text:p>CP_RMFCA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AP_PISA</text:p>
                <text:list>
                  <text:list-item>
                    <text:p>Ftdock</text:p>
                  </text:list-item>
                  <text:list-item>
                    <text:p>AP_PISA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CP_SKOIP</text:p>
                <text:list>
                  <text:list-item>
                    <text:p>Ftdock</text:p>
                  </text:list-item>
                  <text:list-item>
                    <text:p>CP_SKOIP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Ftdock PYDOCK</text:p>
                <text:list>
                  <text:list-item>
                    <text:p>Ftdock</text:p>
                  </text:list-item>
                  <text:list-item>
                    <text:p>PYDOCK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Ftdock CP_TSC</text:p>
                <text:list>
                  <text:list-item>
                    <text:p>Ft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Ftdock CP_HLPL</text:p>
                <text:list>
                  <text:list-item>
                    <text:p>Ft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Ftdoc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 CP_MJ2h</text:p>
                <text:list>
                  <text:list-item>
                    <text:p>Zdock</text:p>
                  </text:list-item>
                  <text:list-item>
                    <text:p>CP_MJ2h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Zdock CP_TS</text:p>
                <text:list>
                  <text:list-item>
                    <text:p>Zdock</text:p>
                  </text:list-item>
                  <text:list-item>
                    <text:p>CP_TS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Zdock CP_TSC</text:p>
                <text:list>
                  <text:list-item>
                    <text:p>Z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Zdock AP_PISA</text:p>
                <text:list>
                  <text:list-item>
                    <text:p>Zdock</text:p>
                  </text:list-item>
                  <text:list-item>
                    <text:p>AP_PISA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CP_Qp</text:p>
                <text:list>
                  <text:list-item>
                    <text:p>Zdock</text:p>
                  </text:list-item>
                  <text:list-item>
                    <text:p>CP_Qp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CP_HLPL</text:p>
                <text:list>
                  <text:list-item>
                    <text:p>Z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AP_calRW</text:p>
                <text:list>
                  <text:list-item>
                    <text:p>Zdock</text:p>
                  </text:list-item>
                  <text:list-item>
                    <text:p>AP_calRW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dock AP_T2</text:p>
                <text:list>
                  <text:list-item>
                    <text:p>Zdock</text:p>
                  </text:list-item>
                  <text:list-item>
                    <text:p>AP_T2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dock AP_T1</text:p>
                <text:list>
                  <text:list-item>
                    <text:p>Zdock</text:p>
                  </text:list-item>
                  <text:list-item>
                    <text:p>AP_T1</text:p>
                  </text:list-item>
                </text:list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Zdock AP_calRWp</text:p>
                <text:list>
                  <text:list-item>
                    <text:p>Zdock</text:p>
                  </text:list-item>
                  <text:list-item>
                    <text:p>AP_calRWp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Zdoc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 CP_TSC</text:p>
                <text:list>
                  <text:list-item>
                    <text:p>S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Sdock CP_TB</text:p>
                <text:list>
                  <text:list-item>
                    <text:p>Sdock</text:p>
                  </text:list-item>
                  <text:list-item>
                    <text:p>CP_TB</text:p>
                  </text:list-item>
                </text:list>
              </table:table-cell>
              <table:table-cell office:value-type="float" office:value="10.9090909091">
                <text:p>10.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dock AP_PISA</text:p>
                <text:list>
                  <text:list-item>
                    <text:p>Sdock</text:p>
                  </text:list-item>
                  <text:list-item>
                    <text:p>AP_PISA</text:p>
                  </text:list-item>
                </text:list>
              </table:table-cell>
              <table:table-cell office:value-type="float" office:value="9.0909090909">
                <text:p>9.0909090909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 AP_T2</text:p>
                <text:list>
                  <text:list-item>
                    <text:p>Sdock</text:p>
                  </text:list-item>
                  <text:list-item>
                    <text:p>AP_T2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 CP_MJ2h</text:p>
                <text:list>
                  <text:list-item>
                    <text:p>Sdock</text:p>
                  </text:list-item>
                  <text:list-item>
                    <text:p>CP_MJ2h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Sdock SDOCK</text:p>
                <text:list>
                  <text:list-item>
                    <text:p>Sdock</text:p>
                  </text:list-item>
                  <text:list-item>
                    <text:p>SDOCK</text:p>
                  </text:list-item>
                </text:list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Sdock CP_HLPL</text:p>
                <text:list>
                  <text:list-item>
                    <text:p>S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Sdock CP_Qp</text:p>
                <text:list>
                  <text:list-item>
                    <text:p>Sdock</text:p>
                  </text:list-item>
                  <text:list-item>
                    <text:p>CP_Qp</text:p>
                  </text:list-item>
                </text:list>
              </table:table-cell>
              <table:table-cell office:value-type="float" office:value="9.0909090909">
                <text:p>9.0909090909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Sdock AP_calRWp</text:p>
                <text:list>
                  <text:list-item>
                    <text:p>Sdock</text:p>
                  </text:list-item>
                  <text:list-item>
                    <text:p>AP_calRWp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20">
                <text:p>20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Sdock AP_calRW</text:p>
                <text:list>
                  <text:list-item>
                    <text:p>Sdock</text:p>
                  </text:list-item>
                  <text:list-item>
                    <text:p>AP_calRW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2.7272727273">
                <text:p>52.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top" svg:x="5.753cm" svg:y="0.68cm" style:legend-expansion="wide" chart:style-name="ch2"/>
        <chart:plot-area chart:style-name="ch3" chart:data-source-has-labels="both" svg:x="0.77cm" svg:y="1.638cm" svg:width="14.59cm" svg:height="6.762cm">
          <chartooo:coordinate-region svg:x="1.391cm" svg:y="1.837cm" svg:width="13.969cm" svg:height="3.321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Ftdock CP_TB</text:p>
                <text:list>
                  <text:list-item>
                    <text:p>Ftdock</text:p>
                  </text:list-item>
                  <text:list-item>
                    <text:p>CP_TB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Ftdock CP_RMFCA</text:p>
                <text:list>
                  <text:list-item>
                    <text:p>Ftdock</text:p>
                  </text:list-item>
                  <text:list-item>
                    <text:p>CP_RMFCA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CP_Qp</text:p>
                <text:list>
                  <text:list-item>
                    <text:p>Ftdock</text:p>
                  </text:list-item>
                  <text:list-item>
                    <text:p>CP_Qp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AP_PISA</text:p>
                <text:list>
                  <text:list-item>
                    <text:p>Ftdock</text:p>
                  </text:list-item>
                  <text:list-item>
                    <text:p>AP_PISA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CP_BT</text:p>
                <text:list>
                  <text:list-item>
                    <text:p>Ftdock</text:p>
                  </text:list-item>
                  <text:list-item>
                    <text:p>CP_BT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CP_BFKV</text:p>
                <text:list>
                  <text:list-item>
                    <text:p>Ftdock</text:p>
                  </text:list-item>
                  <text:list-item>
                    <text:p>CP_BFKV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CP_SKOIP</text:p>
                <text:list>
                  <text:list-item>
                    <text:p>Ftdock</text:p>
                  </text:list-item>
                  <text:list-item>
                    <text:p>CP_SKOIP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Ftdock PYDOCK_TOT</text:p>
                <text:list>
                  <text:list-item>
                    <text:p>Ftdock</text:p>
                  </text:list-item>
                  <text:list-item>
                    <text:p>PYDOCK_TOT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Ftdock CP_TSC</text:p>
                <text:list>
                  <text:list-item>
                    <text:p>Ft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Ftdock CP_HLPL</text:p>
                <text:list>
                  <text:list-item>
                    <text:p>Ft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Ftdoc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dock ZDOCK</text:p>
                <text:list>
                  <text:list-item>
                    <text:p>Zdock</text:p>
                  </text:list-item>
                  <text:list-item>
                    <text:p>ZDOCK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ELE</text:p>
                <text:list>
                  <text:list-item>
                    <text:p>Zdock</text:p>
                  </text:list-item>
                  <text:list-item>
                    <text:p>ELE</text:p>
                  </text:list-item>
                </text:list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CP_BT</text:p>
                <text:list>
                  <text:list-item>
                    <text:p>Zdock</text:p>
                  </text:list-item>
                  <text:list-item>
                    <text:p>CP_BT</text:p>
                  </text:list-item>
                </text:list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AP_PISA</text:p>
                <text:list>
                  <text:list-item>
                    <text:p>Zdock</text:p>
                  </text:list-item>
                  <text:list-item>
                    <text:p>AP_PISA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CP_Qp</text:p>
                <text:list>
                  <text:list-item>
                    <text:p>Zdock</text:p>
                  </text:list-item>
                  <text:list-item>
                    <text:p>CP_Qp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CP_HLPL</text:p>
                <text:list>
                  <text:list-item>
                    <text:p>Z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AP_calRW</text:p>
                <text:list>
                  <text:list-item>
                    <text:p>Zdock</text:p>
                  </text:list-item>
                  <text:list-item>
                    <text:p>AP_calRW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dock AP_T2</text:p>
                <text:list>
                  <text:list-item>
                    <text:p>Zdock</text:p>
                  </text:list-item>
                  <text:list-item>
                    <text:p>AP_T2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dock AP_T1</text:p>
                <text:list>
                  <text:list-item>
                    <text:p>Zdock</text:p>
                  </text:list-item>
                  <text:list-item>
                    <text:p>AP_T1</text:p>
                  </text:list-item>
                </text:list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Zdock AP_calRWp</text:p>
                <text:list>
                  <text:list-item>
                    <text:p>Zdock</text:p>
                  </text:list-item>
                  <text:list-item>
                    <text:p>AP_calRWp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Zdoc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 CP_MJPL</text:p>
                <text:list>
                  <text:list-item>
                    <text:p>Sdock</text:p>
                  </text:list-item>
                  <text:list-item>
                    <text:p>CP_MJPL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Sdock CP_MJ2h</text:p>
                <text:list>
                  <text:list-item>
                    <text:p>Sdock</text:p>
                  </text:list-item>
                  <text:list-item>
                    <text:p>CP_MJ2h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Sdock AP_DCOMPLEX</text:p>
                <text:list>
                  <text:list-item>
                    <text:p>Sdock</text:p>
                  </text:list-item>
                  <text:list-item>
                    <text:p>AP_DCOMPLEX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Sdock CP_BFKV</text:p>
                <text:list>
                  <text:list-item>
                    <text:p>Sdock</text:p>
                  </text:list-item>
                  <text:list-item>
                    <text:p>CP_BFKV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Sdock SDOCK</text:p>
                <text:list>
                  <text:list-item>
                    <text:p>Sdock</text:p>
                  </text:list-item>
                  <text:list-item>
                    <text:p>SDOCK</text:p>
                  </text:list-item>
                </text:list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Sdock CP_HLPL</text:p>
                <text:list>
                  <text:list-item>
                    <text:p>S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Sdock CP_SKOIP</text:p>
                <text:list>
                  <text:list-item>
                    <text:p>Sdock</text:p>
                  </text:list-item>
                  <text:list-item>
                    <text:p>CP_SKOIP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Sdock CP_Qp</text:p>
                <text:list>
                  <text:list-item>
                    <text:p>Sdock</text:p>
                  </text:list-item>
                  <text:list-item>
                    <text:p>CP_Qp</text:p>
                  </text:list-item>
                </text:list>
              </table:table-cell>
              <table:table-cell office:value-type="float" office:value="9.0909090909">
                <text:p>9.0909090909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Sdock AP_calRWp</text:p>
                <text:list>
                  <text:list-item>
                    <text:p>Sdock</text:p>
                  </text:list-item>
                  <text:list-item>
                    <text:p>AP_calRWp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20">
                <text:p>20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Sdock AP_calRW</text:p>
                <text:list>
                  <text:list-item>
                    <text:p>Sdock</text:p>
                  </text:list-item>
                  <text:list-item>
                    <text:p>AP_calRW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2.7272727273">
                <text:p>52.7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top" svg:x="5.7cm" svg:y="0.68cm" style:legend-expansion="wide" chart:style-name="ch2"/>
        <chart:plot-area chart:style-name="ch3" chart:data-source-has-labels="both" svg:x="0.77cm" svg:y="1.638cm" svg:width="14.59cm" svg:height="6.762cm">
          <chartooo:coordinate-region svg:x="1.391cm" svg:y="1.837cm" svg:width="13.969cm" svg:height="3.321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Ftdock PROPNSTS</text:p>
                <text:list>
                  <text:list-item>
                    <text:p>Ftdock</text:p>
                  </text:list-item>
                  <text:list-item>
                    <text:p>PROPNSTS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.8181818182">
                <text:p>1.8181818182</text:p>
              </table:table-cell>
              <table:table-cell office:value-type="float" office:value="21.8181818182">
                <text:p>21.8181818182</text:p>
              </table:table-cell>
            </table:table-row>
            <table:table-row>
              <table:table-cell office:value-type="string">
                <text:p>Ftdock SIPPER</text:p>
                <text:list>
                  <text:list-item>
                    <text:p>Ftdock</text:p>
                  </text:list-item>
                  <text:list-item>
                    <text:p>SIPPER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.8181818182">
                <text:p>1.8181818182</text:p>
              </table:table-cell>
              <table:table-cell office:value-type="float" office:value="12.7272727273">
                <text:p>12.7272727273</text:p>
              </table:table-cell>
            </table:table-row>
            <table:table-row>
              <table:table-cell office:value-type="string">
                <text:p>Ftdock CP_DECK</text:p>
                <text:list>
                  <text:list-item>
                    <text:p>Ftdock</text:p>
                  </text:list-item>
                  <text:list-item>
                    <text:p>CP_DECK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7.2727272727">
                <text:p>7.2727272727</text:p>
              </table:table-cell>
              <table:table-cell office:value-type="float" office:value="23.6363636364">
                <text:p>23.6363636364</text:p>
              </table:table-cell>
            </table:table-row>
            <table:table-row>
              <table:table-cell office:value-type="string">
                <text:p>Ftdock CP_RMFCA</text:p>
                <text:list>
                  <text:list-item>
                    <text:p>Ftdock</text:p>
                  </text:list-item>
                  <text:list-item>
                    <text:p>CP_RMFCA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AP_GOAP_DF</text:p>
                <text:list>
                  <text:list-item>
                    <text:p>Ftdock</text:p>
                  </text:list-item>
                  <text:list-item>
                    <text:p>AP_GOAP_DF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Ftdock CP_TSC</text:p>
                <text:list>
                  <text:list-item>
                    <text:p>Ft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Ftdock AP_PISA</text:p>
                <text:list>
                  <text:list-item>
                    <text:p>Ftdock</text:p>
                  </text:list-item>
                  <text:list-item>
                    <text:p>AP_PISA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CP_HLPL</text:p>
                <text:list>
                  <text:list-item>
                    <text:p>Ft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Ftdock CP_TB</text:p>
                <text:list>
                  <text:list-item>
                    <text:p>Ftdock</text:p>
                  </text:list-item>
                  <text:list-item>
                    <text:p>CP_TB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Ftdock PYDOCK_TOT</text:p>
                <text:list>
                  <text:list-item>
                    <text:p>Ftdock</text:p>
                  </text:list-item>
                  <text:list-item>
                    <text:p>PYDOCK_TOT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Ftdoc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 CP_DECK</text:p>
                <text:list>
                  <text:list-item>
                    <text:p>Zdock</text:p>
                  </text:list-item>
                  <text:list-item>
                    <text:p>CP_DECK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3.6363636364">
                <text:p>3.63636363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Zdock AP_DCOMPLEX</text:p>
                <text:list>
                  <text:list-item>
                    <text:p>Zdock</text:p>
                  </text:list-item>
                  <text:list-item>
                    <text:p>AP_DCOMPLEX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AP_PISA</text:p>
                <text:list>
                  <text:list-item>
                    <text:p>Zdock</text:p>
                  </text:list-item>
                  <text:list-item>
                    <text:p>AP_PISA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CP_Qp</text:p>
                <text:list>
                  <text:list-item>
                    <text:p>Zdock</text:p>
                  </text:list-item>
                  <text:list-item>
                    <text:p>CP_Qp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CP_TSC</text:p>
                <text:list>
                  <text:list-item>
                    <text:p>Z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Zdock CP_HLPL</text:p>
                <text:list>
                  <text:list-item>
                    <text:p>Z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ZDOCK</text:p>
                <text:list>
                  <text:list-item>
                    <text:p>Zdock</text:p>
                  </text:list-item>
                  <text:list-item>
                    <text:p>ZDOCK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AP_T2</text:p>
                <text:list>
                  <text:list-item>
                    <text:p>Zdock</text:p>
                  </text:list-item>
                  <text:list-item>
                    <text:p>AP_T2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dock AP_T1</text:p>
                <text:list>
                  <text:list-item>
                    <text:p>Zdock</text:p>
                  </text:list-item>
                  <text:list-item>
                    <text:p>AP_T1</text:p>
                  </text:list-item>
                </text:list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Zdock PYDOCK_TOT</text:p>
                <text:list>
                  <text:list-item>
                    <text:p>Zdock</text:p>
                  </text:list-item>
                  <text:list-item>
                    <text:p>PYDOCK_TOT</text:p>
                  </text:list-item>
                </text:list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Zdoc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 AP_dDFIRE</text:p>
                <text:list>
                  <text:list-item>
                    <text:p>Sdock</text:p>
                  </text:list-item>
                  <text:list-item>
                    <text:p>AP_dDFIRE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 AP_T1</text:p>
                <text:list>
                  <text:list-item>
                    <text:p>Sdock</text:p>
                  </text:list-item>
                  <text:list-item>
                    <text:p>AP_T1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 CP_Qp</text:p>
                <text:list>
                  <text:list-item>
                    <text:p>Sdock</text:p>
                  </text:list-item>
                  <text:list-item>
                    <text:p>CP_Qp</text:p>
                  </text:list-item>
                </text:list>
              </table:table-cell>
              <table:table-cell office:value-type="float" office:value="9.0909090909">
                <text:p>9.0909090909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Sdock CP_TS</text:p>
                <text:list>
                  <text:list-item>
                    <text:p>Sdock</text:p>
                  </text:list-item>
                  <text:list-item>
                    <text:p>CP_TS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 AP_PISA</text:p>
                <text:list>
                  <text:list-item>
                    <text:p>Sdock</text:p>
                  </text:list-item>
                  <text:list-item>
                    <text:p>AP_PISA</text:p>
                  </text:list-item>
                </text:list>
              </table:table-cell>
              <table:table-cell office:value-type="float" office:value="9.0909090909">
                <text:p>9.0909090909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 AP_calRWp</text:p>
                <text:list>
                  <text:list-item>
                    <text:p>Sdock</text:p>
                  </text:list-item>
                  <text:list-item>
                    <text:p>AP_calRWp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20">
                <text:p>20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Sdock AP_T2</text:p>
                <text:list>
                  <text:list-item>
                    <text:p>Sdock</text:p>
                  </text:list-item>
                  <text:list-item>
                    <text:p>AP_T2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 CP_TSC</text:p>
                <text:list>
                  <text:list-item>
                    <text:p>S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Sdock SDOCK</text:p>
                <text:list>
                  <text:list-item>
                    <text:p>Sdock</text:p>
                  </text:list-item>
                  <text:list-item>
                    <text:p>SDOCK</text:p>
                  </text:list-item>
                </text:list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Sdock CP_HLPL</text:p>
                <text:list>
                  <text:list-item>
                    <text:p>S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" chart:interval-maj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top" svg:x="5.753cm" svg:y="0.68cm" style:legend-expansion="wide" chart:style-name="ch2"/>
        <chart:plot-area chart:style-name="ch3" chart:data-source-has-labels="both" svg:x="0.77cm" svg:y="1.638cm" svg:width="14.59cm" svg:height="6.762cm">
          <chartooo:coordinate-region svg:x="1.391cm" svg:y="1.837cm" svg:width="13.969cm" svg:height="3.321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Ftdock CP_MJ3h</text:p>
                <text:list>
                  <text:list-item>
                    <text:p>Ftdock</text:p>
                  </text:list-item>
                  <text:list-item>
                    <text:p>CP_MJ3h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Ftdock CP_SJKG</text:p>
                <text:list>
                  <text:list-item>
                    <text:p>Ftdock</text:p>
                  </text:list-item>
                  <text:list-item>
                    <text:p>CP_SJKG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Ftdock CP_BT</text:p>
                <text:list>
                  <text:list-item>
                    <text:p>Ftdock</text:p>
                  </text:list-item>
                  <text:list-item>
                    <text:p>CP_BT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 AP_DCOMPLEX</text:p>
                <text:list>
                  <text:list-item>
                    <text:p>Ftdock</text:p>
                  </text:list-item>
                  <text:list-item>
                    <text:p>AP_DCOMPLEX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Ftdock CP_SKOa</text:p>
                <text:list>
                  <text:list-item>
                    <text:p>Ftdock</text:p>
                  </text:list-item>
                  <text:list-item>
                    <text:p>CP_SKOa</text:p>
                  </text:list-item>
                </text:list>
              </table:table-cell>
              <table:table-cell office:value-type="float" office:value="1.8181818182">
                <text:p>1.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Ftdock AP_dDFIRE</text:p>
                <text:list>
                  <text:list-item>
                    <text:p>Ftdock</text:p>
                  </text:list-item>
                  <text:list-item>
                    <text:p>AP_dDFIRE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0">
                <text:p>20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Ftdock CP_HLPL</text:p>
                <text:list>
                  <text:list-item>
                    <text:p>Ft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Ftdock CP_TB</text:p>
                <text:list>
                  <text:list-item>
                    <text:p>Ftdock</text:p>
                  </text:list-item>
                  <text:list-item>
                    <text:p>CP_TB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Ftdock PYDOCK_TOT</text:p>
                <text:list>
                  <text:list-item>
                    <text:p>Ftdock</text:p>
                  </text:list-item>
                  <text:list-item>
                    <text:p>PYDOCK_TOT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Ftdock CP_BFKV</text:p>
                <text:list>
                  <text:list-item>
                    <text:p>Ftdock</text:p>
                  </text:list-item>
                  <text:list-item>
                    <text:p>CP_BFKV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Ftdoc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dock CP_Qp</text:p>
                <text:list>
                  <text:list-item>
                    <text:p>Zdock</text:p>
                  </text:list-item>
                  <text:list-item>
                    <text:p>CP_Qp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CP_TSC</text:p>
                <text:list>
                  <text:list-item>
                    <text:p>Z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9.0909090909">
                <text:p>29.0909090909</text:p>
              </table:table-cell>
            </table:table-row>
            <table:table-row>
              <table:table-cell office:value-type="string">
                <text:p>Zdock CP_HLPL</text:p>
                <text:list>
                  <text:list-item>
                    <text:p>Z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Zdock CP_TB</text:p>
                <text:list>
                  <text:list-item>
                    <text:p>Zdock</text:p>
                  </text:list-item>
                  <text:list-item>
                    <text:p>CP_TB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ZDOCK</text:p>
                <text:list>
                  <text:list-item>
                    <text:p>Zdock</text:p>
                  </text:list-item>
                  <text:list-item>
                    <text:p>ZDOCK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AP_T2</text:p>
                <text:list>
                  <text:list-item>
                    <text:p>Zdock</text:p>
                  </text:list-item>
                  <text:list-item>
                    <text:p>AP_T2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dock AP_T1</text:p>
                <text:list>
                  <text:list-item>
                    <text:p>Zdock</text:p>
                  </text:list-item>
                  <text:list-item>
                    <text:p>AP_T1</text:p>
                  </text:list-item>
                </text:list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Zdock ELE</text:p>
                <text:list>
                  <text:list-item>
                    <text:p>Zdock</text:p>
                  </text:list-item>
                  <text:list-item>
                    <text:p>ELE</text:p>
                  </text:list-item>
                </text:list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CP_BT</text:p>
                <text:list>
                  <text:list-item>
                    <text:p>Zdock</text:p>
                  </text:list-item>
                  <text:list-item>
                    <text:p>CP_BT</text:p>
                  </text:list-item>
                </text:list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 PYDOCK_TOT</text:p>
                <text:list>
                  <text:list-item>
                    <text:p>Zdock</text:p>
                  </text:list-item>
                  <text:list-item>
                    <text:p>PYDOCK_TOT</text:p>
                  </text:list-item>
                </text:list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Zdoc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 CP_BT</text:p>
                <text:list>
                  <text:list-item>
                    <text:p>Sdock</text:p>
                  </text:list-item>
                  <text:list-item>
                    <text:p>CP_BT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Sdock CP_VD</text:p>
                <text:list>
                  <text:list-item>
                    <text:p>Sdock</text:p>
                  </text:list-item>
                  <text:list-item>
                    <text:p>CP_VD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0">
                <text:p>20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Sdock AP_T2</text:p>
                <text:list>
                  <text:list-item>
                    <text:p>Sdock</text:p>
                  </text:list-item>
                  <text:list-item>
                    <text:p>AP_T2</text:p>
                  </text:list-item>
                </text:list>
              </table:table-cell>
              <table:table-cell office:value-type="float" office:value="3.6363636364">
                <text:p>3.6363636364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Sdock CP_E3D_MIN</text:p>
                <text:list>
                  <text:list-item>
                    <text:p>Sdock</text:p>
                  </text:list-item>
                  <text:list-item>
                    <text:p>CP_E3D_MIN</text:p>
                  </text:list-item>
                </text:list>
              </table:table-cell>
              <table:table-cell office:value-type="float" office:value="9.0909090909">
                <text:p>9.0909090909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Sdock CP_BFKV</text:p>
                <text:list>
                  <text:list-item>
                    <text:p>Sdock</text:p>
                  </text:list-item>
                  <text:list-item>
                    <text:p>CP_BFKV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Sdock CP_TSC</text:p>
                <text:list>
                  <text:list-item>
                    <text:p>Sdock</text:p>
                  </text:list-item>
                  <text:list-item>
                    <text:p>CP_TSC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Sdock AP_MPS</text:p>
                <text:list>
                  <text:list-item>
                    <text:p>Sdock</text:p>
                  </text:list-item>
                  <text:list-item>
                    <text:p>AP_MPS</text:p>
                  </text:list-item>
                </text:list>
              </table:table-cell>
              <table:table-cell office:value-type="float" office:value="7.2727272727">
                <text:p>7.2727272727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Sdock CP_TB</text:p>
                <text:list>
                  <text:list-item>
                    <text:p>Sdock</text:p>
                  </text:list-item>
                  <text:list-item>
                    <text:p>CP_TB</text:p>
                  </text:list-item>
                </text:list>
              </table:table-cell>
              <table:table-cell office:value-type="float" office:value="10.9090909091">
                <text:p>10.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dock SDOCK</text:p>
                <text:list>
                  <text:list-item>
                    <text:p>Sdock</text:p>
                  </text:list-item>
                  <text:list-item>
                    <text:p>SDOCK</text:p>
                  </text:list-item>
                </text:list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Sdock CP_HLPL</text:p>
                <text:list>
                  <text:list-item>
                    <text:p>Sdock</text:p>
                  </text:list-item>
                  <text:list-item>
                    <text:p>CP_HLPL</text:p>
                  </text:list-item>
                </text:list>
              </table:table-cell>
              <table:table-cell office:value-type="float" office:value="5.4545454546">
                <text:p>5.4545454546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